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3">
      <style:paragraph-properties>
        <style:tab-stops>
          <style:tab-stop style:position="6.3in" style:type="right" style:leader-style="dotted" style:leader-text="."/>
        </style:tab-stops>
      </style:paragraph-properties>
    </style:style>
    <style:style style:name="P40" style:family="paragraph" style:parent-style-name="OOoProductName" style:master-page-name="OOoPageStyle">
      <style:paragraph-properties style:page-number="auto"/>
      <style:text-properties fo:language="en" fo:country="US"/>
    </style:style>
    <style:style style:name="P41" style:family="paragraph" style:parent-style-name="OOoNum_20_123_20_End" style:list-style-name="OOoNum_20_123"/>
    <style:style style:name="P42" style:family="paragraph" style:parent-style-name="OOoCopyrightPage" style:master-page-name="OOoCopyright">
      <style:paragraph-properties style:page-number="auto"/>
    </style:style>
    <style:style style:name="P43" style:family="paragraph" style:parent-style-name="OOoList_20_2_20_Start">
      <style:text-properties fo:language="en" fo:country="US"/>
    </style:style>
    <style:style style:name="P44" style:family="paragraph" style:parent-style-name="OOoNum_20_123_20_Start" style:master-page-name="">
      <style:paragraph-properties style:page-number="auto" style:shadow="none" fo:keep-with-next="always"/>
    </style:style>
    <style:style style:name="P45" style:family="paragraph" style:parent-style-name="OOoNum_20_123_20_Start" style:list-style-name="OOoNum_20_123" style:master-page-name="">
      <style:paragraph-properties style:page-number="auto" style:shadow="none" fo:keep-with-next="always"/>
    </style:style>
    <style:style style:name="P46" style:family="paragraph" style:parent-style-name="OOoHeading_20_2">
      <style:text-properties fo:language="en" fo:country="US"/>
    </style:style>
    <style:style style:name="P47" style:family="paragraph" style:parent-style-name="OOoHeading_20_2" style:master-page-name="">
      <style:paragraph-properties loext:contextual-spacing="false" fo:margin-top="0.1138in" fo:margin-bottom="0.0429in" style:page-number="auto"/>
      <style:text-properties fo:language="en" fo:country="US"/>
    </style:style>
    <style:style style:name="P48" style:family="paragraph" style:parent-style-name="OOoHeading_20_2">
      <style:paragraph-properties loext:contextual-spacing="false" fo:margin-top="0.1138in" fo:margin-bottom="0.0429in"/>
      <style:text-properties fo:language="en" fo:country="US"/>
    </style:style>
    <style:style style:name="P49" style:family="paragraph" style:parent-style-name="OOoHeading_20_2" style:master-page-name="">
      <style:paragraph-properties style:page-number="auto" fo:keep-with-next="always"/>
      <style:text-properties fo:language="en" fo:country="US"/>
    </style:style>
    <style:style style:name="P50" style:family="paragraph" style:parent-style-name="OOoHeading_20_3">
      <style:text-properties fo:language="en" fo:country="US"/>
    </style:style>
    <style:style style:name="P51" style:family="paragraph" style:parent-style-name="OOoHeading_20_3">
      <style:paragraph-properties loext:contextual-spacing="false" fo:margin-top="0.0866in" fo:margin-bottom="0.0429in"/>
      <style:text-properties fo:language="en" fo:country="US"/>
    </style:style>
    <style:style style:name="P52" style:family="paragraph" style:parent-style-name="OOoList_20_2_20_End">
      <style:text-properties fo:language="en" fo:country="US"/>
    </style:style>
    <style:style style:name="P53" style:family="paragraph" style:parent-style-name="Standard">
      <style:text-properties fo:language="en" fo:country="US"/>
    </style:style>
    <style:style style:name="P54" style:family="paragraph" style:parent-style-name="OOoList_20_1_20_End">
      <style:text-properties fo:language="en" fo:country="US"/>
    </style:style>
    <style:style style:name="P55" style:family="paragraph" style:parent-style-name="OOoList_20_1_20_End" style:list-style-name="OOoBullets_20_1">
      <style:text-properties fo:language="en" fo:country="US"/>
    </style:style>
    <style:style style:name="P56" style:family="paragraph" style:parent-style-name="OOoList_20_1_20_Start" style:list-style-name="OOoBullets_20_1"/>
    <style:style style:name="P57" style:family="paragraph" style:parent-style-name="OOoList_20_1_20_Start">
      <style:text-properties fo:language="en" fo:country="US"/>
    </style:style>
    <style:style style:name="P58" style:family="paragraph" style:parent-style-name="OOoList_20_1_20_Start" style:master-page-name="">
      <style:paragraph-properties style:page-number="auto" fo:keep-with-next="always"/>
    </style:style>
    <style:style style:name="P59" style:family="paragraph" style:parent-style-name="OOoList_20_1_20_Start" style:master-page-name="">
      <style:paragraph-properties fo:keep-together="always" fo:orphans="0" fo:widows="0" style:page-number="auto" fo:keep-with-next="always"/>
    </style:style>
    <style:style style:name="P60" style:family="paragraph" style:parent-style-name="OOoList_20_1_20_Cont." style:list-style-name="OOoBullets_20_1"/>
    <style:style style:name="P61" style:family="paragraph" style:parent-style-name="OOoList_20_1_20_Cont.">
      <style:text-properties fo:language="en" fo:country="US"/>
    </style:style>
    <style:style style:name="P62" style:family="paragraph" style:parent-style-name="OOoList_20_1_20_Cont." style:list-style-name="OOoBullets_20_1">
      <style:text-properties fo:language="en" fo:country="US"/>
    </style:style>
    <style:style style:name="P63"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64" style:family="paragraph" style:parent-style-name="OOoList_20_1_20_Cont." style:list-style-name="OOoBullets_20_1">
      <style:paragraph-properties fo:margin-top="0in" fo:margin-bottom="0.0417in" fo:orphans="0" fo:widows="0">
        <style:tab-stops/>
      </style:paragraph-properties>
    </style:style>
    <style:style style:name="P65" style:family="paragraph" style:parent-style-name="OOoHeading_20_1">
      <style:text-properties fo:language="en" fo:country="US"/>
    </style:style>
    <style:style style:name="P66" style:family="paragraph" style:parent-style-name="OOoHeading_20_1">
      <style:paragraph-properties fo:keep-with-next="always"/>
      <style:text-properties fo:language="en" fo:country="US"/>
    </style:style>
    <style:style style:name="P67" style:family="paragraph" style:parent-style-name="OOoHeading_20_1" style:master-page-name="">
      <style:paragraph-properties style:page-number="auto"/>
      <style:text-properties fo:language="en" fo:country="US"/>
    </style:style>
    <style:style style:name="P68" style:family="paragraph" style:parent-style-name="OOoHeading_20_1">
      <style:paragraph-properties loext:contextual-spacing="false" fo:margin-top="0.1728in" fo:margin-bottom="0.0866in"/>
      <style:text-properties fo:language="en" fo:country="US"/>
    </style:style>
    <style:style style:name="P69" style:family="paragraph" style:parent-style-name="OOoHeading_20_0">
      <style:paragraph-properties fo:break-before="page"/>
    </style:style>
    <style:style style:name="P70" style:family="paragraph" style:parent-style-name="OOoTextBody" style:master-page-name="OOoFrontMatter">
      <style:paragraph-properties style:page-number="auto"/>
    </style:style>
    <style:style style:name="P71" style:family="paragraph">
      <style:text-properties fo:font-size="12pt"/>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3" style:family="paragraph">
      <style:paragraph-properties fo:text-align="center"/>
    </style:style>
    <style:style style:name="P74" style:family="paragraph">
      <style:paragraph-properties fo:text-align="center"/>
      <style:text-properties fo:font-size="11pt"/>
    </style:style>
    <style:style style:name="P75" style:family="paragraph">
      <style:paragraph-properties fo:margin-left="0in" fo:margin-right="0in" fo:margin-top="0in" fo:margin-bottom="0in" fo:line-height="100%" fo:text-align="center" fo:text-indent="0in"/>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style:font-name="Times New Roman"/>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Apache OpenOffice</text:p>
      <text:p text:style-name="OOoSubtitle">Version 4.1</text:p>
      <text:p text:style-name="OOoGuideName">Getting Started</text:p>
      <text:p text:style-name="OOoAuthor">AOO Documentation Team</text:p>
      <text:p text:style-name="OOoTextBody"/>
      <text:p text:style-name="OOoPageBreak"/>
      <text:p text:style-name="P42">Copyright</text:p>
      <text:p text:style-name="OOoTextBody">This document is Copyright <text:span text:style-name="T25">©</text:span> &lt;Year&gt;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9 April 2023. Based on Apache OpenOffice 4.1.</text:p>
      <text:p text:style-name="P70"/>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2020_512629963" text:style-name="Internet_20_link" text:visited-style-name="Internet_20_link">Chapter 1 <text:line-break/>Introducing Apache OpenOffice<text:tab/>4</text:a></text:p>
          <text:p text:style-name="P38"><text:a xlink:type="simple" xlink:href="#__RefHeading__2022_512629963" text:style-name="Internet_20_link" text:visited-style-name="Internet_20_link">What Is Apache OpenOffice?<text:tab/>4</text:a></text:p>
          <text:p text:style-name="P39"><text:a xlink:type="simple" xlink:href="#__RefHeading__2024_512629963" text:style-name="Internet_20_link" text:visited-style-name="Internet_20_link">Writer (word processor)<text:tab/>4</text:a></text:p>
          <text:p text:style-name="P39"><text:a xlink:type="simple" xlink:href="#__RefHeading__2026_512629963" text:style-name="Internet_20_link" text:visited-style-name="Internet_20_link">Calc (spreadsheet)<text:tab/>4</text:a></text:p>
          <text:p text:style-name="P39"><text:a xlink:type="simple" xlink:href="#__RefHeading__2028_512629963" text:style-name="Internet_20_link" text:visited-style-name="Internet_20_link">Impress (presentations)<text:tab/>5</text:a></text:p>
          <text:p text:style-name="P39"><text:a xlink:type="simple" xlink:href="#__RefHeading__2030_512629963" text:style-name="Internet_20_link" text:visited-style-name="Internet_20_link">Draw (vector graphics)<text:tab/>5</text:a></text:p>
          <text:p text:style-name="P39"><text:a xlink:type="simple" xlink:href="#__RefHeading__2032_512629963" text:style-name="Internet_20_link" text:visited-style-name="Internet_20_link">Base (database)<text:tab/>5</text:a></text:p>
          <text:p text:style-name="P39"><text:a xlink:type="simple" xlink:href="#__RefHeading__2034_512629963" text:style-name="Internet_20_link" text:visited-style-name="Internet_20_link">Math (formula editor)<text:tab/>5</text:a></text:p>
          <text:p text:style-name="P38"><text:a xlink:type="simple" xlink:href="#__RefHeading__2036_512629963" text:style-name="Internet_20_link" text:visited-style-name="Internet_20_link">Advantages of Apache OpenOffice<text:tab/>5</text:a></text:p>
          <text:p text:style-name="P38"><text:a xlink:type="simple" xlink:href="#__RefHeading__2038_512629963" text:style-name="Internet_20_link" text:visited-style-name="Internet_20_link">Minimum Requirements<text:tab/>6</text:a></text:p>
          <text:p text:style-name="P38"><text:a xlink:type="simple" xlink:href="#__RefHeading__2040_512629963" text:style-name="Internet_20_link" text:visited-style-name="Internet_20_link">How to Get and Install the Software<text:tab/>7</text:a></text:p>
          <text:p text:style-name="P38"><text:a xlink:type="simple" xlink:href="#__RefHeading__2042_512629963" text:style-name="Internet_20_link" text:visited-style-name="Internet_20_link">Extensions and Add-Ons<text:tab/>7</text:a></text:p>
          <text:p text:style-name="P38"><text:a xlink:type="simple" xlink:href="#__RefHeading__2044_512629963" text:style-name="Internet_20_link" text:visited-style-name="Internet_20_link">Starting Apache OpenOffice<text:tab/>7</text:a></text:p>
          <text:p text:style-name="P39"><text:a xlink:type="simple" xlink:href="#__RefHeading__2046_512629963" text:style-name="Internet_20_link" text:visited-style-name="Internet_20_link">Using the Quick-Starter Under Windows<text:tab/>8</text:a></text:p>
          <text:p text:style-name="P39"><text:a xlink:type="simple" xlink:href="#__RefHeading__2048_512629963" text:style-name="Internet_20_link" text:visited-style-name="Internet_20_link">Using the Quick-Starter in Linux and macOS<text:tab/>8</text:a></text:p>
          <text:p text:style-name="P38"><text:a xlink:type="simple" xlink:href="#__RefHeading__2050_512629963" text:style-name="Internet_20_link" text:visited-style-name="Internet_20_link">Parts of the Main window<text:tab/>9</text:a></text:p>
          <text:p text:style-name="P39"><text:a xlink:type="simple" xlink:href="#__RefHeading__2052_512629963" text:style-name="Internet_20_link" text:visited-style-name="Internet_20_link">Menu Bar<text:tab/>9</text:a></text:p>
          <text:p text:style-name="P39"><text:a xlink:type="simple" xlink:href="#__RefHeading__2054_512629963" text:style-name="Internet_20_link" text:visited-style-name="Internet_20_link">Toolbars<text:tab/>10</text:a></text:p>
          <text:p text:style-name="P39"><text:a xlink:type="simple" xlink:href="#__RefHeading__2056_512629963" text:style-name="Internet_20_link" text:visited-style-name="Internet_20_link">Right-Click (context) Menus<text:tab/>12</text:a></text:p>
          <text:p text:style-name="P39"><text:a xlink:type="simple" xlink:href="#__RefHeading__2058_512629963" text:style-name="Internet_20_link" text:visited-style-name="Internet_20_link">Status Bar<text:tab/>13</text:a></text:p>
          <text:p text:style-name="P39"><text:a xlink:type="simple" xlink:href="#__RefHeading__2060_512629963" text:style-name="Internet_20_link" text:visited-style-name="Internet_20_link">Sidebar<text:tab/>14</text:a></text:p>
          <text:p text:style-name="P38"><text:a xlink:type="simple" xlink:href="#__RefHeading__2062_512629963" text:style-name="Internet_20_link" text:visited-style-name="Internet_20_link">Starting a New Document<text:tab/>15</text:a></text:p>
          <text:p text:style-name="P38"><text:a xlink:type="simple" xlink:href="#__RefHeading__2064_512629963" text:style-name="Internet_20_link" text:visited-style-name="Internet_20_link">Opening an Existing Document<text:tab/>16</text:a></text:p>
          <text:p text:style-name="P38"><text:a xlink:type="simple" xlink:href="#__RefHeading__2066_512629963" text:style-name="Internet_20_link" text:visited-style-name="Internet_20_link">Saving a Document<text:tab/>16</text:a></text:p>
          <text:p text:style-name="P38"><text:a xlink:type="simple" xlink:href="#__RefHeading__2068_512629963" text:style-name="Internet_20_link" text:visited-style-name="Internet_20_link">Password Protection<text:tab/>17</text:a></text:p>
          <text:p text:style-name="P39"><text:a xlink:type="simple" xlink:href="#__RefHeading__2070_512629963" text:style-name="Internet_20_link" text:visited-style-name="Internet_20_link">Saving a Document Automatically<text:tab/>17</text:a></text:p>
          <text:p text:style-name="P38"><text:a xlink:type="simple" xlink:href="#__RefHeading__2072_512629963" text:style-name="Internet_20_link" text:visited-style-name="Internet_20_link">Using the Navigator<text:tab/>18</text:a></text:p>
          <text:p text:style-name="P38"><text:a xlink:type="simple" xlink:href="#__RefHeading__2074_512629963" text:style-name="Internet_20_link" text:visited-style-name="Internet_20_link">Using the Open and Save As Dialogs<text:tab/>19</text:a></text:p>
          <text:p text:style-name="P38"><text:a xlink:type="simple" xlink:href="#__RefHeading__2076_512629963" text:style-name="Internet_20_link" text:visited-style-name="Internet_20_link">Undoing and Redoing Changes<text:tab/>20</text:a></text:p>
          <text:p text:style-name="P38"><text:a xlink:type="simple" xlink:href="#__RefHeading__2078_512629963" text:style-name="Internet_20_link" text:visited-style-name="Internet_20_link">Reloading a Document<text:tab/>21</text:a></text:p>
          <text:p text:style-name="P38"><text:a xlink:type="simple" xlink:href="#__RefHeading__2080_512629963" text:style-name="Internet_20_link" text:visited-style-name="Internet_20_link">Closing a Document<text:tab/>22</text:a></text:p>
          <text:p text:style-name="P38"><text:a xlink:type="simple" xlink:href="#__RefHeading__2082_512629963" text:style-name="Internet_20_link" text:visited-style-name="Internet_20_link">Closing Apache OpenOffice<text:tab/>22</text:a></text:p>
        </text:index-body>
      </text:table-of-content>
      <text:p text:style-name="P53"/>
      <text:h text:style-name="P69" text:outline-level="1"><text:bookmark-start text:name="__RefHeading__2020_512629963"/><text:span text:style-name="T1">Chapter </text:span><text:span text:style-name="OOoChapterNumber"><text:span text:style-name="T1">1</text:span></text:span><text:span text:style-name="T1"> <text:line-break/>Introducing Apache OpenOffice</text:span><text:bookmark-end text:name="__RefHeading__2020_512629963"/></text:h>
      <text:h text:style-name="P65" text:outline-level="2"><text:bookmark-start text:name="__RefHeading__2022_512629963"/>What Is Apache OpenOffice?<text:bookmark-end text:name="__RefHeading__2022_512629963"/></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7" text:outline-level="3"><text:bookmark-start text:name="__RefHeading__2024_512629963"/>Writer (word processor)<text:bookmark-end text:name="__RefHeading__2024_512629963"/></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8" text:outline-level="3"><text:bookmark-start text:name="__RefHeading__2026_512629963"/>Calc (spreadsheet)<text:bookmark-end text:name="__RefHeading__2026_512629963"/></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8" text:outline-level="3"><text:bookmark-start text:name="__RefHeading__2028_512629963"/><text:soft-page-break/>Impress (presentations)<text:bookmark-end text:name="__RefHeading__2028_512629963"/></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8" text:outline-level="3"><text:bookmark-start text:name="__RefHeading__2030_512629963"/>Draw (vector graphics)<text:bookmark-end text:name="__RefHeading__2030_512629963"/></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8" text:outline-level="3"><text:bookmark-start text:name="__RefHeading__2032_512629963"/>Base (database)<text:bookmark-end text:name="__RefHeading__2032_512629963"/></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6" text:outline-level="3"><text:bookmark-start text:name="__RefHeading__2034_512629963"/>Math (formula editor)<text:bookmark-end text:name="__RefHeading__2034_512629963"/></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5" text:outline-level="2"><text:bookmark-start text:name="__RefHeading__2036_512629963"/><text:span text:style-name="T10">A</text:span>dvantages of Apache OpenOffice<text:bookmark-end text:name="__RefHeading__2036_512629963"/></text:h>
      <text:p text:style-name="OOoTextBody_5f_ListIntro">Here are some of the <text:alphabetical-index-mark-start text:id="IMark69067532"/>advantages of Apache OpenOffice<text:alphabetical-index-mark-end text:id="IMark69067532"/> over proprietary office suites:</text:p>
      <text:list xml:id="list485587767442596197"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69067628"/><text:span text:style-name="OOoStrongEmphasis"><text:span text:style-name="T1">language support</text:span></text:span><text:alphabetical-index-mark-end text:id="IMark69067628"/><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4761040153901309294" text:style-name="OOoBullets_20_2">
        <text:list-item>
          <text:list>
            <text:list-item>
              <text:p text:style-name="P43">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52">You do not need to know which application was used to create a particular file. For example, you can open a Draw file from Writer; it will open automatically in Draw.</text:p>
            </text:list-item>
          </text:list>
        </text:list-item>
      </text:list>
      <text:list xml:id="list39322912" text:continue-list="list485587767442596197"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60"><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69067676"/><text:span text:style-name="T1">OASIS</text:span><text:alphabetical-index-mark-end text:id="IMark69067676"/><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5" text:outline-level="2"><text:bookmark-start text:name="__RefHeading__2038_512629963"/>Minimum Requirements<text:bookmark-end text:name="__RefHeading__2038_512629963"/></text:h>
      <text:p text:style-name="P33">Apache OpenOffice 4.1 requires one of the following operating systems:</text:p>
      <text:list xml:id="list39323193" text:continue-list="list39322912" text:style-name="OOoBullets_20_1">
        <text:list-item text:start-value="1">
          <text:p text:style-name="P56"><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6" text:outline-level="2"><text:bookmark-start text:name="__RefHeading__2040_512629963"/><text:soft-page-break/>How to Get and Install the Software<text:bookmark-end text:name="__RefHeading__2040_512629963"/></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7" text:outline-level="2"><text:bookmark-start text:name="__RefHeading__2042_512629963"/>Extensions and Add-Ons<text:bookmark-end text:name="__RefHeading__2042_512629963"/></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5" text:outline-level="2"><text:bookmark-start text:name="__RefHeading__2044_512629963"/><text:alphabetical-index-mark text:string-value="starting OpenOffice.org"/>Starting Apache OpenOffice<text:bookmark-end text:name="__RefHeading__2044_512629963"/></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9295018" text:continue-numbering="true" text:style-name="OOoBullets_20_1">
        <text:list-item>
          <text:p text:style-name="P57">Clicking on the Apache OpenOffice menu entry, desktop icon, or tile opens the Apache OpenOffice Start Center (Figure <text:sequence-ref text:reference-format="value" text:ref-name="refFigure12">13</text:sequence-ref> on page <text:sequence-ref text:reference-format="page" text:ref-name="refFigure12">15</text:sequence-ref>) from where you can select the individual components. You can also choose to open an existing file or use a template.</text:p>
        </text:list-item>
        <text:list-item>
          <text:p text:style-name="P61">On Windows, you can use the Quickstarter (see below).</text:p>
        </text:list-item>
        <text:list-item>
          <text:p text:style-name="P61">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50"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6" text:outline-level="3"><text:bookmark-start text:name="__RefHeading__2046_512629963"/><text:soft-page-break/>Using the Quick-Starter Under Windows<text:bookmark-end text:name="__RefHeading__2046_512629963"/></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50"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71"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50"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51"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6" text:outline-level="3"><text:bookmark-start text:name="__RefHeading__2048_512629963"/>Using the Quick-Starter in Linux and macOS<text:bookmark-end text:name="__RefHeading__2048_512629963"/></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5" text:outline-level="2"><text:bookmark-start text:name="__RefHeading__2050_512629963"/><text:soft-page-break/><text:alphabetical-index-mark text:string-value="parts of the main window"/>Parts of the Main window<text:bookmark-end text:name="__RefHeading__2050_512629963"/></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6" text:outline-level="3"><text:bookmark-start text:name="__RefHeading__2052_512629963"/>Menu Bar<text:bookmark-end text:name="__RefHeading__2052_512629963"/></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9313132" text:continue-list="list39295018"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oft-page-break/><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9" text:outline-level="3"><text:bookmark-start text:name="__RefHeading__2054_512629963"/><text:alphabetical-index-mark text:string-value="overview" text:key1="toolbars"/>Toolbars<text:bookmark-end text:name="__RefHeading__2054_512629963"/></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51"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51"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text:soft-page-break/><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51" text:outline-level="4">Floating Toolbars</text:h>
      <text:p text:style-name="OOoTextBody"><text:span text:style-name="T1">Apache OpenOffice includes several additional context-sensitive toolbars, whose defaults appear as </text:span><text:alphabetical-index-mark-start text:id="IMark69070268"/><text:span text:style-name="T1">floating toolbars</text:span><text:alphabetical-index-mark-end text:id="IMark69070268"/><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50"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72" svg:width="3.8724in" svg:height="0.9453in" svg:x="0.9382in" svg:y="0.2346in"><draw:image xlink:href="Pictures/1000000000000259000000942C3C5BF2.png" xlink:type="simple" xlink:show="embed" xlink:actuate="onLoad"><text:p/></draw:image></draw:frame><draw:rect draw:style-name="gr24" draw:text-style-name="P76" svg:width="2.1098in" svg:height="0.2815in" svg:x="0in" svg:y="0in"><text:p text:style-name="P75"><text:span text:style-name="T27">Handles of docked toolbars</text:span></text:p></draw:rect><draw:line draw:style-name="gr25" draw:text-style-name="P72" svg:x1="0.5161in" svg:y1="0.2343in" svg:x2="0.9382in" svg:y2="0.9835in"><text:p/></draw:line><draw:line draw:style-name="gr26" draw:text-style-name="P72"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51"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8"><text:soft-page-break/><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51" text:outline-level="4">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69069980" text:key1="toolbars"/><text:span text:style-name="T1">show or hide icons</text:span><text:alphabetical-index-mark-end text:id="IMark69069980"/><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6" text:outline-level="3"><text:bookmark-start text:name="__RefHeading__2056_512629963"/><text:alphabetical-index-mark text:string-value="right-click (context) menus"/><text:alphabetical-index-mark text:string-value="context menus"/>Right-Click (context) Menus<text:bookmark-end text:name="__RefHeading__2056_512629963"/></text:h>
      <text:p text:style-name="P4">You can quickly access many menu functions by right-clicking on a paragraph, graphic, or other object. A context menu will pop up. Often the context menu is the <text:soft-page-break/>fastest and an easier way to reach a function. If you are not sure where a function is located in the menus or toolbars, you can frequently find it by right-clicking.</text:p>
      <text:h text:style-name="P46" text:outline-level="3"><text:bookmark-start text:name="__RefHeading__2058_512629963"/>Status Bar<text:bookmark-end text:name="__RefHeading__2058_512629963"/></text:h>
      <text:p text:style-name="P4">The <text:alphabetical-index-mark-start text:id="IMark165661148"/>status bar<text:alphabetical-index-mark-end text:id="IMark165661148"/>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6" text:outline-level="3"><text:bookmark-start text:name="__RefHeading__2060_512629963"/><text:soft-page-break/><text:alphabetical-index-mark-start text:id="IMark165661148"/>Sidebar<text:bookmark-end text:name="__RefHeading__2060_512629963"/><text:alphabetical-index-mark-end text:id="IMark165661148"/></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72" svg:width="2.5642in" svg:height="4.3598in" svg:x="1.0693in" svg:y="0in"><draw:image xlink:href="Pictures/1000000000000195000002B06BA0BB7D.png" xlink:type="simple" xlink:show="embed" xlink:actuate="onLoad"><text:p/></draw:image></draw:frame><draw:rect draw:style-name="gr4" draw:text-style-name="P72" svg:width="0.2406in" svg:height="0.1921in" svg:x="3.3929in" svg:y="0.0346in"><text:p/></draw:rect><draw:rect draw:style-name="gr5" draw:text-style-name="P74" svg:width="0.6724in" svg:height="0.1925in" svg:x="3.9693in" svg:y="0.048in"><text:p text:style-name="P73"><text:span text:style-name="T26">Settings</text:span></text:p></draw:rect><draw:line draw:style-name="gr6" draw:text-style-name="P72" svg:x1="3.9701in" svg:y1="0.1441in" svg:x2="3.6339in" svg:y2="0.1441in"><text:p/></draw:line><draw:rect draw:style-name="gr7" draw:text-style-name="P72" svg:width="0.2406in" svg:height="0.9122in" svg:x="3.3929in" svg:y="0.2882in"><text:p/></draw:rect><draw:rect draw:style-name="gr8" draw:text-style-name="P74" svg:width="0.6724in" svg:height="0.1921in" svg:x="3.9693in" svg:y="0.6283in"><text:p text:style-name="P73"><text:span text:style-name="T26">Tabs</text:span></text:p></draw:rect><draw:line draw:style-name="gr9" draw:text-style-name="P72" svg:x1="3.9701in" svg:y1="0.7201in" svg:x2="3.6339in" svg:y2="0.7201in"><text:p/></draw:line><draw:rect draw:style-name="gr10" draw:text-style-name="P74" svg:width="0.6724in" svg:height="0.1921in" svg:x="3.9693in" svg:y="0.3217in"><text:p text:style-name="P73"><text:span text:style-name="T26">Tab Title</text:span></text:p></draw:rect><draw:rect draw:style-name="gr11" draw:text-style-name="P72" svg:width="1.7295in" svg:height="0.2406in" svg:x="1.1362in" svg:y="0.0138in"><text:p/></draw:rect><draw:line draw:style-name="gr12" draw:text-style-name="P72" svg:x1="2.8654in" svg:y1="0.2535in" svg:x2="3.8256in" svg:y2="0.2535in"><text:p/></draw:line><draw:line draw:style-name="gr13" draw:text-style-name="P72" svg:x1="3.8256in" svg:y1="0.2441in" svg:x2="3.8256in" svg:y2="0.4362in"><text:p/></draw:line><draw:line draw:style-name="gr14" draw:text-style-name="P72" svg:x1="3.8181in" svg:y1="0.4323in" svg:x2="3.9622in" svg:y2="0.4323in"><text:p/></draw:line><draw:rect draw:style-name="gr15" draw:text-style-name="P72" svg:width="2.2571in" svg:height="2.3531in" svg:x="1.1362in" svg:y="1.7283in"><text:p/></draw:rect><draw:rect draw:style-name="gr16" draw:text-style-name="P72" svg:width="1.3453in" svg:height="0.1925in" svg:x="1.1362in" svg:y="1.5362in"><text:p/></draw:rect><draw:rect draw:style-name="gr8" draw:text-style-name="P74" svg:width="0.7685in" svg:height="0.1921in" svg:x="3.9693in" svg:y="1.6299in"><text:p text:style-name="P73"><text:span text:style-name="T26">Panel Title</text:span></text:p></draw:rect><draw:line draw:style-name="gr17" draw:text-style-name="P72" svg:x1="3.9697in" svg:y1="1.7283in" svg:x2="2.4811in" svg:y2="1.7283in"><text:p/></draw:line><draw:line draw:style-name="gr18" draw:text-style-name="P72" svg:x1="3.3937in" svg:y1="2.2567in" svg:x2="3.9701in" svg:y2="2.2567in"><text:p/></draw:line><draw:rect draw:style-name="gr5" draw:text-style-name="P74" svg:width="0.9606in" svg:height="0.1925in" svg:x="3.9693in" svg:y="2.1555in"><text:p text:style-name="P73"><text:span text:style-name="T26">Panel Contents</text:span></text:p></draw:rect><draw:custom-shape draw:style-name="gr19" draw:text-style-name="P72"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4" svg:width="0.6724in" svg:height="0.1921in" svg:x="0in" svg:y="2.2028in"><text:p text:style-name="P73"><text:span text:style-name="T26">Deck</text:span></text:p></draw:rect><draw:rect draw:style-name="gr10" draw:text-style-name="P74" svg:width="0.865in" svg:height="0.1925in" svg:x="3.9693in" svg:y="1.3335in"><text:p text:style-name="P73"><text:span text:style-name="T26">MoreOptions</text:span></text:p></draw:rect><draw:line draw:style-name="gr20" draw:text-style-name="P72" svg:x1="3.9701in" svg:y1="1.4406in" svg:x2="3.2976in" svg:y2="1.4406in"><text:p/></draw:line><draw:rect draw:style-name="gr21" draw:text-style-name="P72" svg:width="0.2398in" svg:height="0.1449in" svg:x="3.2016in" svg:y="1.5362in"><text:p/></draw:rect><draw:line draw:style-name="gr22" draw:text-style-name="P72"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72" svg:width="1.9925in" svg:height="1.5421in" svg:x="2.1362in" svg:y="0.1839in"><draw:image xlink:href="Pictures/100000000000011F000000DE389ACEEF.png" xlink:type="simple" xlink:show="embed" xlink:actuate="onLoad"><text:p/></draw:image></draw:frame><text:soft-page-break/><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5" text:outline-level="2"><text:bookmark-start text:name="__RefHeading__2062_512629963"/><text:alphabetical-index-mark text:string-value="starting a new document"/>Starting a New Document<text:bookmark-end text:name="__RefHeading__2062_512629963"/></text:h>
      <text:p text:style-name="P9">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69067772"/>Start Center<text:alphabetical-index-mark-end text:id="IMark69067772"/></text:p></draw:text-box></draw:frame> </text:p>
      <text:p text:style-name="P17">You can also start a new document in one of the following ways.</text:p>
      <text:list xml:id="list8167437571562451636" text:style-name="OOoBullets_20_1">
        <text:list-item>
          <text:p text:style-name="P58"><text:span text:style-name="T1">Use </text:span><text:span text:style-name="OOoMenuPath"><text:span text:style-name="T1">File &gt; New</text:span></text:span><text:span text:style-name="T1"> and choose the type of document.</text:span></text:p>
        </text:list-item>
      </text:list>
      <text:list xml:id="list39318227" text:continue-list="list39313132"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text:soft-page-break/>If a document is already open in Apache OpenOffice, the new document opens in a new window.</text:p>
      <text:h text:style-name="P68" text:outline-level="2"><text:bookmark-start text:name="__RefHeading__2064_512629963"/>Opening an Existing Document<text:bookmark-end text:name="__RefHeading__2064_512629963"/></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9320075" text:continue-list="list39318227"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5" text:outline-level="2"><text:bookmark-start text:name="__RefHeading__2066_512629963"/><text:alphabetical-index-mark text:string-value="saving files"/>Saving a Document<text:bookmark-end text:name="__RefHeading__2066_512629963"/></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9304526" text:continue-list="list39320075"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5" text:outline-level="2"><text:bookmark-start text:name="__RefHeading__2068_512629963"/><text:soft-page-break/><text:alphabetical-index-mark text:string-value="security"/><text:alphabetical-index-mark text:string-value="password protection"/>Password Protection<text:bookmark-end text:name="__RefHeading__2068_512629963"/></text:h>
      <text:p text:style-name="OOoTextBody_5f_ListIntro">To protect an entire document from being viewable without a password, use the option on the <text:span text:style-name="T8">Save As</text:span> dialog to enter a password.</text:p>
      <text:list xml:id="list2574450494719722726"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9307731" text:continue-numbering="true" text:style-name="OOoNum_20_123">
        <text:list-item>
          <text:p text:style-name="P41"><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9304894" text:continue-list="list39307731" text:style-name="OOoNum_20_123">
        <text:list-item text:start-value="1">
          <text:p text:style-name="P45"><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6" text:outline-level="3"><text:bookmark-start text:name="__RefHeading__2070_512629963"/>Saving a Document <text:alphabetical-index-mark text:string-value="automatic saving"/>Automatically<text:bookmark-end text:name="__RefHeading__2070_512629963"/></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9319895" text:continue-list="list39304894" text:style-name="OOoNum_20_123">
        <text:list-item text:start-value="1">
          <text:p text:style-name="P44"><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5" text:outline-level="2"><text:bookmark-start text:name="__RefHeading__2072_512629963"/><text:soft-page-break/>Using the Navigator<text:bookmark-end text:name="__RefHeading__2072_512629963"/></text:h>
      <text:p text:style-name="P4">The <text:alphabetical-index-mark-start text:id="IMark69070220"/>Navigator<text:alphabetical-index-mark-end text:id="IMark6907022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7">When a category is showing the list of objects in it, double-click on an object to jump directly to that object’s location in the document.</text:p>
        </text:list-item>
        <text:list-item>
          <text:p text:style-name="P62">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63"><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64"><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69070220"/><text:span text:style-name="T1">Navigation toolbar</text:span><text:alphabetical-index-mark-end text:id="IMark69070220"/><text:span text:style-name="T1"> (</text:span><text:span text:style-name="T1"><text:sequence-ref text:reference-format="category-and-value" text:ref-name="refFigure15">Figure 16</text:sequence-ref></text:span><text:span text:style-name="T1">). </text:span><text:soft-page-break/><text:span text:style-name="T1">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9322710" text:continue-list="list39304526"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5">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7" text:outline-level="2"><text:bookmark-start text:name="__RefHeading__2074_512629963"/><text:reference-mark-start text:name="Using Open and Save As dialogs"/>Using the Open and Save As Dialogs<text:bookmark-end text:name="__RefHeading__2074_512629963"/><text:reference-mark-end text:name="Using Open and Save As dialogs"/></text:h>
      <text:p text:style-name="P4">You can choose whether to use the OpenOffice <text:alphabetical-index-mark-start text:id="IMark69070652"/>Open and Save As dialogs<text:alphabetical-index-mark-end text:id="IMark69070652"/> or the ones provided by your operating system.</text:p>
      <text:p text:style-name="P33">To view or change which type of dialog OpenOffice uses:</text:p>
      <text:list xml:id="list39313224" text:continue-list="list39319895"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72" svg:width="5.2406in" svg:height="4.1803in" svg:x="0.7701in" svg:y="0.1217in"><draw:image xlink:href="Pictures/10000000000003C2000002DF1A134D43.png" xlink:type="simple" xlink:show="embed" xlink:actuate="onLoad"><text:p/></draw:image></draw:frame><text:soft-page-break/><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59"><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9294828" text:continue-list="list39322710"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7" text:outline-level="2"><text:bookmark-start text:name="__RefHeading__2076_512629963"/>Undoing and Redoing Changes<text:bookmark-end text:name="__RefHeading__2076_512629963"/></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ext:soft-page-break/>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5" text:outline-level="2"><text:bookmark-start text:name="__RefHeading__2078_512629963"/>Reloading a Document<text:bookmark-end text:name="__RefHeading__2078_512629963"/></text:h>
      <text:p text:style-name="OOoTextBody_5f_ListIntro">Reloading is useful in two situations.</text:p>
      <text:list xml:id="list39296971" text:continue-numbering="true" text:style-name="OOoBullets_20_1">
        <text:list-item>
          <text:p text:style-name="P57">You may want to discard all the changes made in an editing session after the last document save.</text:p>
        </text:list-item>
        <text:list-item>
          <text:p text:style-name="P54">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5" text:outline-level="2"><text:bookmark-start text:name="__RefHeading__2080_512629963"/><text:soft-page-break/><text:reference-mark-start text:name="Closing a document"/><text:alphabetical-index-mark text:string-value="closing a document"/>Closing a Document<text:bookmark-end text:name="__RefHeading__2080_512629963"/><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8"><text:span text:style-name="OOoMenuPath"><text:span text:style-name="T1">Save</text:span></text:span><text:span text:style-name="OOoDefault"><text:span text:style-name="T1">:</text:span></text:span><text:span text:style-name="T1"> The document is saved and then closed.</text:span></text:p>
        </text:list-item>
      </text:list>
      <text:list xml:id="list39293566" text:continue-list="list39296971"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5" text:outline-level="2"><text:bookmark-start text:name="__RefHeading__2082_512629963"/>Closing Apache OpenOffice<text:bookmark-end text:name="__RefHeading__2082_512629963"/></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21</text:page-number></text:p>
      </style:footer>
      <style:footer-left>
        <text:p text:style-name="OOoFooter"><text:page-number text:select-page="current">22</text:page-number>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3-04-19T19:06:24.19</dc:date>
    <dc:creator>Keith McKenna</dc:creator>
    <meta:editing-duration>PT19H8M57S</meta:editing-duration>
    <meta:editing-cycles>116</meta:editing-cycles>
    <meta:generator>OpenOffice/4.1.14$Win32 OpenOffice.org_project/4114m1$Build-9811</meta:generator>
    <meta:keyword>Version 4.1</meta:keyword>
    <dc:subject>Apache OpenOffice User Guides</dc:subject>
    <meta:document-statistic meta:table-count="3" meta:image-count="24" meta:object-count="0" meta:page-count="22" meta:paragraph-count="322" meta:word-count="5560" meta:character-count="32611"/>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